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60000002207B2203E8D999A3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nsolas1" svg:font-family="Consolas" style:font-family-generic="roman"/>
    <style:font-face style:name="Times New Roman1" svg:font-family="'Times New Roman'" style:font-family-generic="roman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11cm" table:align="center"/>
    </style:style>
    <style:style style:name="Tabla1.A" style:family="table-column">
      <style:table-column-properties style:column-width="1.401cm"/>
    </style:style>
    <style:style style:name="Tabla1.B" style:family="table-column">
      <style:table-column-properties style:column-width="2.09cm"/>
    </style:style>
    <style:style style:name="Tabla1.C" style:family="table-column">
      <style:table-column-properties style:column-width="2.619cm"/>
    </style:style>
    <style:style style:name="Tabla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b2b2b2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none"/>
    </style:style>
    <style:style style:name="Tabla1.B2" style:family="table-cell">
      <style:table-cell-properties fo:padding="0.097cm" fo:border-left="0.05pt solid #000000" fo:border-right="none" fo:border-top="none" fo:border-bottom="none"/>
    </style:style>
    <style:style style:name="Tabla1.C2" style:family="table-cell">
      <style:table-cell-properties fo:padding="0.097cm" fo:border-left="0.05pt solid #000000" fo:border-right="0.05pt solid #000000" fo:border-top="none" fo:border-bottom="none"/>
    </style:style>
    <style:style style:name="Tabla1.A3" style:family="table-cell">
      <style:table-cell-properties fo:padding="0.097cm" fo:border-left="0.05pt solid #000000" fo:border-right="none" fo:border-top="none" fo:border-bottom="none"/>
    </style:style>
    <style:style style:name="Tabla1.B3" style:family="table-cell">
      <style:table-cell-properties fo:padding="0.097cm" fo:border-left="0.05pt solid #000000" fo:border-right="none" fo:border-top="none" fo:border-bottom="none"/>
    </style:style>
    <style:style style:name="Tabla1.C3" style:family="table-cell">
      <style:table-cell-properties fo:padding="0.097cm" fo:border-left="0.05pt solid #000000" fo:border-right="0.05pt solid #000000" fo:border-top="none" fo:border-bottom="none"/>
    </style:style>
    <style:style style:name="Tabla1.A4" style:family="table-cell">
      <style:table-cell-properties fo:padding="0.097cm" fo:border-left="0.05pt solid #000000" fo:border-right="none" fo:border-top="none" fo:border-bottom="none"/>
    </style:style>
    <style:style style:name="Tabla1.B4" style:family="table-cell">
      <style:table-cell-properties fo:padding="0.097cm" fo:border-left="0.05pt solid #000000" fo:border-right="none" fo:border-top="none" fo:border-bottom="none"/>
    </style:style>
    <style:style style:name="Tabla1.C4" style:family="table-cell">
      <style:table-cell-properties fo:padding="0.097cm" fo:border-left="0.05pt solid #000000" fo:border-right="0.05pt solid #000000" fo:border-top="none" fo:border-bottom="none"/>
    </style:style>
    <style:style style:name="Tabla1.A5" style:family="table-cell">
      <style:table-cell-properties fo:padding="0.097cm" fo:border-left="0.05pt solid #000000" fo:border-right="none" fo:border-top="none" fo:border-bottom="none"/>
    </style:style>
    <style:style style:name="Tabla1.B5" style:family="table-cell">
      <style:table-cell-properties fo:padding="0.097cm" fo:border-left="0.05pt solid #000000" fo:border-right="none" fo:border-top="none" fo:border-bottom="none"/>
    </style:style>
    <style:style style:name="Tabla1.C5" style:family="table-cell">
      <style:table-cell-properties fo:padding="0.097cm" fo:border-left="0.05pt solid #000000" fo:border-right="0.05pt solid #000000" fo:border-top="none" fo:border-bottom="none"/>
    </style:style>
    <style:style style:name="Tabla1.A6" style:family="table-cell">
      <style:table-cell-properties fo:padding="0.097cm" fo:border-left="0.05pt solid #000000" fo:border-right="none" fo:border-top="none" fo:border-bottom="none"/>
    </style:style>
    <style:style style:name="Tabla1.B6" style:family="table-cell">
      <style:table-cell-properties fo:padding="0.097cm" fo:border-left="0.05pt solid #000000" fo:border-right="none" fo:border-top="none" fo:border-bottom="none"/>
    </style:style>
    <style:style style:name="Tabla1.C6" style:family="table-cell">
      <style:table-cell-properties fo:padding="0.097cm" fo:border-left="0.05pt solid #000000" fo:border-right="0.05pt solid #000000" fo:border-top="none" fo:border-bottom="none"/>
    </style:style>
    <style:style style:name="Tabla1.A7" style:family="table-cell">
      <style:table-cell-properties fo:padding="0.097cm" fo:border-left="0.05pt solid #000000" fo:border-right="none" fo:border-top="none" fo:border-bottom="none"/>
    </style:style>
    <style:style style:name="Tabla1.B7" style:family="table-cell">
      <style:table-cell-properties fo:padding="0.097cm" fo:border-left="0.05pt solid #000000" fo:border-right="none" fo:border-top="none" fo:border-bottom="none"/>
    </style:style>
    <style:style style:name="Tabla1.C7" style:family="table-cell">
      <style:table-cell-properties fo:padding="0.097cm" fo:border-left="0.05pt solid #000000" fo:border-right="0.05pt solid #000000" fo:border-top="none" fo:border-bottom="none"/>
    </style:style>
    <style:style style:name="Tabla1.A8" style:family="table-cell">
      <style:table-cell-properties fo:padding="0.097cm" fo:border-left="0.05pt solid #000000" fo:border-right="none" fo:border-top="none" fo:border-bottom="none"/>
    </style:style>
    <style:style style:name="Tabla1.B8" style:family="table-cell">
      <style:table-cell-properties fo:padding="0.097cm" fo:border-left="0.05pt solid #000000" fo:border-right="none" fo:border-top="none" fo:border-bottom="none"/>
    </style:style>
    <style:style style:name="Tabla1.C8" style:family="table-cell">
      <style:table-cell-properties fo:padding="0.097cm" fo:border-left="0.05pt solid #000000" fo:border-right="0.05pt solid #000000" fo:border-top="none" fo:border-bottom="none"/>
    </style:style>
    <style:style style:name="Tabla1.A9" style:family="table-cell">
      <style:table-cell-properties fo:padding="0.097cm" fo:border-left="0.05pt solid #000000" fo:border-right="none" fo:border-top="none" fo:border-bottom="none"/>
    </style:style>
    <style:style style:name="Tabla1.B9" style:family="table-cell">
      <style:table-cell-properties fo:padding="0.097cm" fo:border-left="0.05pt solid #000000" fo:border-right="none" fo:border-top="none" fo:border-bottom="none"/>
    </style:style>
    <style:style style:name="Tabla1.C9" style:family="table-cell">
      <style:table-cell-properties fo:padding="0.097cm" fo:border-left="0.05pt solid #000000" fo:border-right="0.05pt solid #000000" fo:border-top="none" fo:border-bottom="none"/>
    </style:style>
    <style:style style:name="Tabla1.A10" style:family="table-cell">
      <style:table-cell-properties fo:padding="0.097cm" fo:border-left="0.05pt solid #000000" fo:border-right="none" fo:border-top="none" fo:border-bottom="none"/>
    </style:style>
    <style:style style:name="Tabla1.B10" style:family="table-cell">
      <style:table-cell-properties fo:padding="0.097cm" fo:border-left="0.05pt solid #000000" fo:border-right="none" fo:border-top="none" fo:border-bottom="none"/>
    </style:style>
    <style:style style:name="Tabla1.C10" style:family="table-cell">
      <style:table-cell-properties fo:padding="0.097cm" fo:border-left="0.05pt solid #000000" fo:border-right="0.05pt solid #000000" fo:border-top="none" fo:border-bottom="none"/>
    </style:style>
    <style:style style:name="Tabla1.A11" style:family="table-cell">
      <style:table-cell-properties fo:padding="0.097cm" fo:border-left="0.05pt solid #000000" fo:border-right="none" fo:border-top="none" fo:border-bottom="none"/>
    </style:style>
    <style:style style:name="Tabla1.B11" style:family="table-cell">
      <style:table-cell-properties fo:padding="0.097cm" fo:border-left="0.05pt solid #000000" fo:border-right="none" fo:border-top="none" fo:border-bottom="none"/>
    </style:style>
    <style:style style:name="Tabla1.C11" style:family="table-cell">
      <style:table-cell-properties fo:padding="0.097cm" fo:border-left="0.05pt solid #000000" fo:border-right="0.05pt solid #000000" fo:border-top="none" fo:border-bottom="none"/>
    </style:style>
    <style:style style:name="Tabla1.A12" style:family="table-cell">
      <style:table-cell-properties fo:padding="0.097cm" fo:border-left="0.05pt solid #000000" fo:border-right="none" fo:border-top="none" fo:border-bottom="none"/>
    </style:style>
    <style:style style:name="Tabla1.B12" style:family="table-cell">
      <style:table-cell-properties fo:padding="0.097cm" fo:border-left="0.05pt solid #000000" fo:border-right="none" fo:border-top="none" fo:border-bottom="none"/>
    </style:style>
    <style:style style:name="Tabla1.C12" style:family="table-cell">
      <style:table-cell-properties fo:padding="0.097cm" fo:border-left="0.05pt solid #000000" fo:border-right="0.05pt solid #000000" fo:border-top="none" fo:border-bottom="none"/>
    </style:style>
    <style:style style:name="Tabla1.A13" style:family="table-cell">
      <style:table-cell-properties fo:padding="0.097cm" fo:border-left="0.05pt solid #000000" fo:border-right="none" fo:border-top="none" fo:border-bottom="none"/>
    </style:style>
    <style:style style:name="Tabla1.B13" style:family="table-cell">
      <style:table-cell-properties fo:padding="0.097cm" fo:border-left="0.05pt solid #000000" fo:border-right="none" fo:border-top="none" fo:border-bottom="none"/>
    </style:style>
    <style:style style:name="Tabla1.C13" style:family="table-cell">
      <style:table-cell-properties fo:padding="0.097cm" fo:border-left="0.05pt solid #000000" fo:border-right="0.05pt solid #000000" fo:border-top="none" fo:border-bottom="none"/>
    </style:style>
    <style:style style:name="Tabla1.A14" style:family="table-cell">
      <style:table-cell-properties fo:padding="0.097cm" fo:border-left="0.05pt solid #000000" fo:border-right="none" fo:border-top="none" fo:border-bottom="none"/>
    </style:style>
    <style:style style:name="Tabla1.B14" style:family="table-cell">
      <style:table-cell-properties fo:padding="0.097cm" fo:border-left="0.05pt solid #000000" fo:border-right="none" fo:border-top="none" fo:border-bottom="none"/>
    </style:style>
    <style:style style:name="Tabla1.C14" style:family="table-cell">
      <style:table-cell-properties fo:padding="0.097cm" fo:border-left="0.05pt solid #000000" fo:border-right="0.05pt solid #000000" fo:border-top="none" fo:border-bottom="none"/>
    </style:style>
    <style:style style:name="Tabla1.A15" style:family="table-cell">
      <style:table-cell-properties fo:padding="0.097cm" fo:border-left="0.05pt solid #000000" fo:border-right="none" fo:border-top="none" fo:border-bottom="none"/>
    </style:style>
    <style:style style:name="Tabla1.B15" style:family="table-cell">
      <style:table-cell-properties fo:padding="0.097cm" fo:border-left="0.05pt solid #000000" fo:border-right="none" fo:border-top="none" fo:border-bottom="none"/>
    </style:style>
    <style:style style:name="Tabla1.C15" style:family="table-cell">
      <style:table-cell-properties fo:padding="0.097cm" fo:border-left="0.05pt solid #000000" fo:border-right="0.05pt solid #000000" fo:border-top="none" fo:border-bottom="none"/>
    </style:style>
    <style:style style:name="Tabla1.A16" style:family="table-cell">
      <style:table-cell-properties fo:padding="0.097cm" fo:border-left="0.05pt solid #000000" fo:border-right="none" fo:border-top="none" fo:border-bottom="none"/>
    </style:style>
    <style:style style:name="Tabla1.B16" style:family="table-cell">
      <style:table-cell-properties fo:padding="0.097cm" fo:border-left="0.05pt solid #000000" fo:border-right="none" fo:border-top="none" fo:border-bottom="none"/>
    </style:style>
    <style:style style:name="Tabla1.C16" style:family="table-cell">
      <style:table-cell-properties fo:padding="0.097cm" fo:border-left="0.05pt solid #000000" fo:border-right="0.05pt solid #000000" fo:border-top="none" fo:border-bottom="none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none" fo:border-top="none" fo:border-bottom="0.05pt solid #000000"/>
    </style:style>
    <style:style style:name="Tabla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3.979cm" table:align="center"/>
    </style:style>
    <style:style style:name="Tabla2.A" style:family="table-column">
      <style:table-column-properties style:column-width="1.266cm"/>
    </style:style>
    <style:style style:name="Tabla2.C" style:family="table-column">
      <style:table-column-properties style:column-width="0.561cm"/>
    </style:style>
    <style:style style:name="Tabla2.D" style:family="table-column">
      <style:table-column-properties style:column-width="0.443cm"/>
    </style:style>
    <style:style style:name="Tabla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E1" style:family="table-cell">
      <style:table-cell-properties fo:background-color="#b2b2b2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none" fo:border-top="none" fo:border-bottom="0.05pt solid #000000"/>
    </style:style>
    <style:style style:name="Tabla2.E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5b82" officeooo:paragraph-rsid="00185b82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85b82" officeooo:paragraph-rsid="00185b82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1e56f5" officeooo:paragraph-rsid="001e56f5"/>
    </style:style>
    <style:style style:name="P4" style:family="paragraph" style:parent-style-name="Standard">
      <style:text-properties officeooo:rsid="001951fb" officeooo:paragraph-rsid="0019fa73"/>
    </style:style>
    <style:style style:name="P5" style:family="paragraph" style:parent-style-name="Standard">
      <style:text-properties officeooo:rsid="001e56f5" officeooo:paragraph-rsid="001e56f5"/>
    </style:style>
    <style:style style:name="P6" style:family="paragraph" style:parent-style-name="Standard">
      <style:text-properties officeooo:paragraph-rsid="001f2ef3"/>
    </style:style>
    <style:style style:name="P7" style:family="paragraph" style:parent-style-name="Standard">
      <style:text-properties officeooo:rsid="00225593" officeooo:paragraph-rsid="00225593"/>
    </style:style>
    <style:style style:name="P8" style:family="paragraph" style:parent-style-name="Standard">
      <style:text-properties style:font-name="Times New Roman" fo:font-size="12pt" fo:font-style="normal" fo:font-weight="normal" officeooo:rsid="001f2ef3" officeooo:paragraph-rsid="001f2ef3" style:font-size-asian="12pt" style:font-style-asian="normal" style:font-weight-asian="normal"/>
    </style:style>
    <style:style style:name="P9" style:family="paragraph" style:parent-style-name="Standard">
      <style:text-properties style:font-name="Times New Roman" fo:font-size="12pt" fo:font-style="normal" fo:font-weight="normal" officeooo:rsid="001f2ef3" officeooo:paragraph-rsid="00225593" style:font-size-asian="12pt" style:font-style-asian="normal" style:font-weight-asian="normal"/>
    </style:style>
    <style:style style:name="P10" style:family="paragraph" style:parent-style-name="Standard">
      <style:text-properties style:font-name="Times New Roman" fo:font-size="12pt" fo:font-style="normal" fo:font-weight="normal" officeooo:rsid="00234c2a" officeooo:paragraph-rsid="00225593" style:font-size-asian="12pt" style:font-style-asian="normal" style:font-weight-asian="normal"/>
    </style:style>
    <style:style style:name="P11" style:family="paragraph" style:parent-style-name="Standard">
      <style:text-properties style:font-name="Times New Roman" fo:font-size="12pt" fo:font-style="normal" fo:font-weight="normal" officeooo:rsid="00234c2a" officeooo:paragraph-rsid="00234c2a" style:font-size-asian="12pt" style:font-style-asian="normal" style:font-weight-asian="normal"/>
    </style:style>
    <style:style style:name="P12" style:family="paragraph" style:parent-style-name="Standard">
      <style:text-properties style:font-name="Times New Roman" fo:font-size="12pt" fo:font-style="normal" fo:font-weight="normal" officeooo:rsid="00245d9b" officeooo:paragraph-rsid="00245d9b" style:font-size-asian="12pt" style:font-style-asian="normal" style:font-weight-asian="normal"/>
    </style:style>
    <style:style style:name="P13" style:family="paragraph" style:parent-style-name="Standard">
      <style:text-properties style:font-name="Times New Roman" fo:font-size="12pt" fo:font-style="normal" style:text-underline-style="solid" style:text-underline-width="auto" style:text-underline-color="font-color" fo:font-weight="bold" officeooo:rsid="00245d9b" officeooo:paragraph-rsid="00245d9b" style:font-size-asian="12pt" style:font-style-asian="normal" style:font-weight-asian="bold" style:font-weight-complex="bold"/>
    </style:style>
    <style:style style:name="P14" style:family="paragraph" style:parent-style-name="Standard">
      <style:text-properties style:font-name="Times New Roman" fo:font-size="12pt" fo:font-style="normal" style:text-underline-style="solid" style:text-underline-width="auto" style:text-underline-color="font-color" fo:font-weight="bold" officeooo:rsid="0025c9b9" officeooo:paragraph-rsid="0025c9b9" style:font-size-asian="12pt" style:font-style-asian="normal" style:font-weight-asian="bold" style:font-weight-complex="bold"/>
    </style:style>
    <style:style style:name="P15" style:family="paragraph" style:parent-style-name="Standard">
      <style:text-properties style:font-name="Times New Roman" fo:font-size="12pt" fo:font-style="normal" style:text-underline-style="solid" style:text-underline-width="auto" style:text-underline-color="font-color" fo:font-weight="bold" officeooo:rsid="0027b12b" officeooo:paragraph-rsid="0027b12b" style:font-size-asian="12pt" style:font-style-asian="normal" style:font-weight-asian="bold" style:font-weight-complex="bold"/>
    </style:style>
    <style:style style:name="P16" style:family="paragraph" style:parent-style-name="Standard">
      <style:text-properties style:font-name="Times New Roman" fo:font-size="12pt" fo:font-style="normal" style:text-underline-style="none" fo:font-weight="normal" officeooo:rsid="0025bf35" officeooo:paragraph-rsid="0025bf35" style:font-size-asian="12pt" style:font-style-asian="normal" style:font-weight-asian="normal" style:font-weight-complex="normal"/>
    </style:style>
    <style:style style:name="P17" style:family="paragraph" style:parent-style-name="Standard">
      <style:text-properties style:font-name="Times New Roman" fo:font-size="12pt" fo:font-style="normal" style:text-underline-style="none" fo:font-weight="normal" officeooo:rsid="0025c9b9" officeooo:paragraph-rsid="0025c9b9" style:font-size-asian="12pt" style:font-style-asian="normal" style:font-weight-asian="normal" style:font-weight-complex="normal"/>
    </style:style>
    <style:style style:name="P18" style:family="paragraph" style:parent-style-name="Standard">
      <style:text-properties style:font-name="Times New Roman" fo:font-size="12pt" fo:font-style="normal" style:text-underline-style="none" fo:font-weight="normal" officeooo:rsid="0027b12b" officeooo:paragraph-rsid="0027b12b" style:font-size-asian="12pt" style:font-style-asian="normal" style:font-weight-asian="normal" style:font-weight-complex="normal"/>
    </style:style>
    <style:style style:name="P19" style:family="paragraph" style:parent-style-name="Standard">
      <style:text-properties style:font-name="Times New Roman" fo:font-size="15pt" fo:font-style="normal" fo:font-weight="bold" officeooo:rsid="00245d9b" officeooo:paragraph-rsid="00245d9b" style:font-size-asian="15pt" style:font-style-asian="normal" style:font-weight-asian="bold" style:font-size-complex="15pt" style:font-weight-complex="bold"/>
    </style:style>
    <style:style style:name="P20" style:family="paragraph" style:parent-style-name="Standard">
      <style:text-properties fo:color="#008000" style:font-name="Consolas" fo:font-size="9.5pt" officeooo:paragraph-rsid="001f2ef3" fo:background-color="#ffffff" style:font-size-asian="9.5pt"/>
    </style:style>
    <style:style style:name="P21" style:family="paragraph" style:parent-style-name="Standard">
      <style:text-properties fo:color="#000000" style:font-name="Consolas" fo:font-size="9.5pt" fo:background-color="#ffffff" style:font-size-asian="9.5pt"/>
    </style:style>
    <style:style style:name="P22" style:family="paragraph" style:parent-style-name="Standard" style:list-style-name="L1">
      <style:text-properties officeooo:paragraph-rsid="001951fb"/>
    </style:style>
    <style:style style:name="P23" style:family="paragraph" style:parent-style-name="Standard" style:list-style-name="L1">
      <style:text-properties officeooo:paragraph-rsid="0019fa73"/>
    </style:style>
    <style:style style:name="P24" style:family="paragraph" style:parent-style-name="Standard" style:list-style-name="L1">
      <style:text-properties officeooo:rsid="0019fa73" officeooo:paragraph-rsid="0019fa73"/>
    </style:style>
    <style:style style:name="P25" style:family="paragraph" style:parent-style-name="Standard" style:list-style-name="L2">
      <style:text-properties officeooo:paragraph-rsid="00185b82"/>
    </style:style>
    <style:style style:name="P26" style:family="paragraph" style:parent-style-name="Standard" style:list-style-name="L3">
      <style:text-properties officeooo:paragraph-rsid="001e56f5"/>
    </style:style>
    <style:style style:name="P27" style:family="paragraph" style:parent-style-name="Standard" style:list-style-name="L3">
      <style:text-properties officeooo:paragraph-rsid="001e86ba"/>
    </style:style>
    <style:style style:name="P28" style:family="paragraph" style:parent-style-name="Standard" style:list-style-name="L3">
      <style:text-properties officeooo:paragraph-rsid="001f2ef3"/>
    </style:style>
    <style:style style:name="P29" style:family="paragraph" style:parent-style-name="Standard" style:list-style-name="L4">
      <style:text-properties style:font-name="Times New Roman" fo:font-size="12pt" fo:font-style="normal" fo:font-weight="normal" officeooo:rsid="00245d9b" officeooo:paragraph-rsid="00245d9b" style:font-size-asian="12pt" style:font-style-asian="normal" style:font-weight-asian="normal"/>
    </style:style>
    <style:style style:name="P30" style:family="paragraph" style:parent-style-name="Standard" style:list-style-name="L5">
      <style:text-properties style:font-name="Times New Roman" fo:font-size="12pt" fo:font-style="normal" style:text-underline-style="none" fo:font-weight="normal" officeooo:rsid="00245d9b" officeooo:paragraph-rsid="00245d9b" style:font-size-asian="12pt" style:font-style-asian="normal" style:font-weight-asian="normal" style:font-weight-complex="normal"/>
    </style:style>
    <style:style style:name="P31" style:family="paragraph" style:parent-style-name="Standard" style:list-style-name="L5">
      <style:text-properties style:font-name="Times New Roman" fo:font-size="12pt" fo:font-style="normal" style:text-underline-style="none" fo:font-weight="normal" officeooo:rsid="0025b5fb" officeooo:paragraph-rsid="0025b5fb" style:font-size-asian="12pt" style:font-style-asian="normal" style:font-weight-asian="normal" style:font-weight-complex="normal"/>
    </style:style>
    <style:style style:name="P32" style:family="paragraph" style:parent-style-name="Standard" style:list-style-name="L5">
      <style:text-properties style:font-name="Times New Roman" fo:font-size="12pt" fo:font-style="normal" style:text-underline-style="none" fo:font-weight="normal" officeooo:rsid="0025bf35" officeooo:paragraph-rsid="0025bf35" style:font-size-asian="12pt" style:font-style-asian="normal" style:font-weight-asian="normal" style:font-weight-complex="normal"/>
    </style:style>
    <style:style style:name="P33" style:family="paragraph" style:parent-style-name="Standard" style:list-style-name="L6">
      <style:text-properties style:font-name="Times New Roman" fo:font-size="12pt" fo:font-style="normal" style:text-underline-style="none" fo:font-weight="normal" officeooo:rsid="0027b12b" officeooo:paragraph-rsid="0027b12b" style:font-size-asian="12pt" style:font-style-asian="normal" style:font-weight-asian="normal" style:font-weight-complex="normal"/>
    </style:style>
    <style:style style:name="P34" style:family="paragraph" style:parent-style-name="Standard" style:list-style-name="L6">
      <style:text-properties style:font-name="Times New Roman" fo:font-size="12pt" fo:font-style="normal" style:text-underline-style="none" fo:font-weight="normal" officeooo:rsid="002c18ae" officeooo:paragraph-rsid="002c18ae" style:font-size-asian="12pt" style:font-style-asian="normal" style:font-weight-asian="normal" style:font-weight-complex="normal"/>
    </style:style>
    <style:style style:name="P35" style:family="paragraph" style:parent-style-name="Standard">
      <style:text-properties style:font-name="Times New Roman" fo:font-size="12pt" fo:font-style="normal" style:text-underline-style="none" fo:font-weight="normal" officeooo:rsid="002c18ae" officeooo:paragraph-rsid="002c18ae" style:font-size-asian="12pt" style:font-style-asian="normal" style:font-weight-asian="normal" style:font-weight-complex="normal"/>
    </style:style>
    <style:style style:name="P36" style:family="paragraph" style:parent-style-name="Standard" style:list-style-name="L7">
      <style:text-properties style:font-name="Times New Roman" fo:font-size="12pt" fo:font-style="normal" style:text-underline-style="none" fo:font-weight="normal" officeooo:rsid="00306ad6" officeooo:paragraph-rsid="00306ad6" style:font-size-asian="12pt" style:font-style-asian="normal" style:font-weight-asian="normal" style:font-weight-complex="normal"/>
    </style:style>
    <style:style style:name="P37" style:family="paragraph" style:parent-style-name="Standard" style:list-style-name="L7">
      <style:text-properties style:font-name="Times New Roman" fo:font-size="12pt" fo:font-style="normal" style:text-underline-style="none" fo:font-weight="normal" officeooo:rsid="003155e9" officeooo:paragraph-rsid="003155e9" style:font-size-asian="12pt" style:font-style-asian="normal" style:font-weight-asian="normal" style:font-weight-complex="normal"/>
    </style:style>
    <style:style style:name="P38" style:family="paragraph" style:parent-style-name="Standard">
      <style:text-properties style:font-name="Times New Roman" fo:font-size="12pt" fo:font-style="normal" style:text-underline-style="none" fo:font-weight="normal" officeooo:rsid="003155e9" officeooo:paragraph-rsid="003155e9" style:font-size-asian="12pt" style:font-style-asian="normal" style:font-weight-asian="normal" style:font-weight-complex="normal"/>
    </style:style>
    <style:style style:name="P39" style:family="paragraph" style:parent-style-name="Standard">
      <style:text-properties style:font-name="Times New Roman" fo:font-size="12pt" fo:font-style="normal" style:text-underline-style="none" fo:font-weight="normal" officeooo:rsid="00318db2" officeooo:paragraph-rsid="00318db2" style:font-size-asian="12pt" style:font-style-asian="normal" style:font-weight-asian="normal" style:font-weight-complex="normal"/>
    </style:style>
    <style:style style:name="P40" style:family="paragraph" style:parent-style-name="Standard">
      <style:text-properties style:font-name="Times New Roman" fo:font-size="12pt" fo:font-style="normal" style:text-underline-style="none" fo:font-weight="normal" officeooo:rsid="00335f03" officeooo:paragraph-rsid="00335f03" style:font-size-asian="12pt" style:font-style-asian="normal" style:font-weight-asian="normal" style:font-weight-complex="normal"/>
    </style:style>
    <style:style style:name="P41" style:family="paragraph" style:parent-style-name="Standard">
      <style:text-properties style:font-name="Times New Roman" fo:font-size="12pt" fo:font-style="normal" style:text-underline-style="none" fo:font-weight="normal" officeooo:rsid="0034fe18" officeooo:paragraph-rsid="0034fe18" style:font-size-asian="12pt" style:font-style-asian="normal" style:font-weight-asian="normal" style:font-weight-complex="normal"/>
    </style:style>
    <style:style style:name="P42" style:family="paragraph" style:parent-style-name="Standard">
      <style:text-properties style:font-name="Times New Roman" fo:font-size="12pt" fo:font-style="normal" style:text-underline-style="none" fo:font-weight="normal" officeooo:rsid="00351c8b" officeooo:paragraph-rsid="00351c8b" style:font-size-asian="12pt" style:font-style-asian="normal" style:font-weight-asian="normal" style:font-weight-complex="normal"/>
    </style:style>
    <style:style style:name="P43" style:family="paragraph" style:parent-style-name="Standard">
      <style:text-properties style:font-name="Times New Roman" fo:font-size="12pt" fo:font-style="normal" style:text-underline-style="none" fo:font-weight="normal" officeooo:rsid="00351c8b" officeooo:paragraph-rsid="0035c3c7" style:font-size-asian="12pt" style:font-style-asian="normal" style:font-weight-asian="normal" style:font-weight-complex="normal"/>
    </style:style>
    <style:style style:name="P44" style:family="paragraph" style:parent-style-name="Standard">
      <style:text-properties style:font-name="Times New Roman" fo:font-size="12pt" fo:font-style="normal" style:text-underline-style="none" fo:font-weight="normal" officeooo:rsid="0035c3c7" officeooo:paragraph-rsid="0035c3c7" style:font-size-asian="12pt" style:font-style-asian="normal" style:font-weight-asian="normal" style:font-weight-complex="normal"/>
    </style:style>
    <style:style style:name="P45" style:family="paragraph" style:parent-style-name="Standard">
      <style:text-properties style:font-name="Times New Roman" fo:font-size="12pt" fo:font-style="normal" style:text-underline-style="solid" style:text-underline-width="auto" style:text-underline-color="font-color" fo:font-weight="bold" officeooo:rsid="002daba4" officeooo:paragraph-rsid="002daba4" style:font-size-asian="12pt" style:font-style-asian="normal" style:font-weight-asian="bold" style:font-weight-complex="bold"/>
    </style:style>
    <style:style style:name="P46" style:family="paragraph" style:parent-style-name="Standard">
      <style:text-properties style:font-name="Times New Roman" fo:font-size="12pt" fo:font-style="normal" style:text-underline-style="solid" style:text-underline-width="auto" style:text-underline-color="font-color" fo:font-weight="normal" officeooo:rsid="00306ad6" officeooo:paragraph-rsid="00306ad6" style:font-size-asian="12pt" style:font-style-asian="normal" style:font-weight-asian="normal" style:font-weight-complex="normal"/>
    </style:style>
    <style:style style:name="P47" style:family="paragraph" style:parent-style-name="Standard">
      <style:text-properties style:font-name="Times New Roman" fo:font-size="12pt" fo:font-style="normal" style:text-underline-style="solid" style:text-underline-width="auto" style:text-underline-color="font-color" fo:font-weight="normal" officeooo:rsid="00318db2" officeooo:paragraph-rsid="00318db2" style:font-size-asian="12pt" style:font-style-asian="normal" style:font-weight-asian="normal" style:font-weight-complex="normal"/>
    </style:style>
    <style:style style:name="P48" style:family="paragraph" style:parent-style-name="Standard" style:list-style-name="L5">
      <style:text-properties style:text-underline-style="none" fo:font-weight="normal" officeooo:rsid="00245d9b" officeooo:paragraph-rsid="00245d9b" style:font-weight-asian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12pt" officeooo:rsid="002daba4" officeooo:paragraph-rsid="002daba4" style:font-size-asian="12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2pt" officeooo:rsid="00318db2" officeooo:paragraph-rsid="00318db2" style:font-size-asian="12pt"/>
    </style:style>
    <style:style style:name="P51" style:family="paragraph" style:parent-style-name="Table_20_Heading">
      <style:paragraph-properties fo:text-align="center" style:justify-single-word="false"/>
      <style:text-properties style:font-name="Times New Roman" fo:font-size="12pt" officeooo:rsid="002daba4" officeooo:paragraph-rsid="002daba4" style:font-size-asian="12pt"/>
    </style:style>
    <style:style style:name="P52" style:family="paragraph">
      <loext:graphic-properties draw:fill="none" draw:fill-color="#ffffff"/>
    </style:style>
    <style:style style:name="P53" style:family="paragraph">
      <loext:graphic-properties draw:fill="none"/>
      <style:paragraph-properties fo:text-align="center"/>
    </style:style>
    <style:style style:name="P54" style:family="paragraph">
      <style:paragraph-properties fo:text-align="center"/>
    </style:style>
    <style:style style:name="P55" style:family="paragraph">
      <loext:graphic-properties draw:fill="none" draw:fill-color="#ffffff"/>
      <style:paragraph-properties fo:text-align="center"/>
    </style:style>
    <style:style style:name="P56" style:family="paragraph">
      <loext:graphic-properties draw:fill-color="#999999"/>
      <style:text-properties fo:font-weight="bold" style:font-weight-asian="bold" style:font-weight-complex="bold"/>
    </style:style>
    <style:style style:name="T1" style:family="text">
      <style:text-properties officeooo:rsid="001951f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size="12pt" fo:font-style="normal" fo:font-weight="normal" style:font-size-asian="12pt" style:font-style-asian="normal" style:font-weight-asian="normal"/>
    </style:style>
    <style:style style:name="T4" style:family="text">
      <style:text-properties style:font-name="Times New Roman" fo:font-size="12pt" fo:font-style="normal" fo:font-weight="normal" officeooo:rsid="001e56f5" style:font-size-asian="12pt" style:font-style-asian="normal" style:font-weight-asian="normal"/>
    </style:style>
    <style:style style:name="T5" style:family="text">
      <style:text-properties style:font-name="Times New Roman" fo:font-size="12pt" fo:font-style="normal" fo:font-weight="normal" officeooo:rsid="001e86ba" style:font-size-asian="12pt" style:font-style-asian="normal" style:font-weight-asian="normal"/>
    </style:style>
    <style:style style:name="T6" style:family="text">
      <style:text-properties style:font-name="Times New Roman" fo:font-size="12pt" fo:font-style="normal" fo:font-weight="normal" officeooo:rsid="001f2ef3" style:font-size-asian="12pt" style:font-style-asian="normal" style:font-weight-asian="normal"/>
    </style:style>
    <style:style style:name="T7" style:family="text">
      <style:text-properties style:font-name="Times New Roman" fo:font-size="12pt" fo:font-style="normal" fo:font-weight="normal" officeooo:rsid="00234c2a" style:font-size-asian="12pt" style:font-style-asian="normal" style:font-weight-asian="normal"/>
    </style:style>
    <style:style style:name="T8" style:family="text">
      <style:text-properties style:font-name="Times New Roman" fo:font-size="12pt" fo:font-style="normal" style:font-size-asian="12pt" style:font-style-asian="normal"/>
    </style:style>
    <style:style style:name="T9" style:family="text">
      <style:text-properties style:font-name="Times New Roman" fo:font-size="12pt" fo:font-style="normal" officeooo:rsid="0025b5fb" style:font-size-asian="12pt" style:font-style-asian="normal"/>
    </style:style>
    <style:style style:name="T10" style:family="text">
      <style:text-properties style:text-underline-style="none" officeooo:rsid="001e56f5"/>
    </style:style>
    <style:style style:name="T11" style:family="text">
      <style:text-properties fo:color="#000000" style:font-name="Consolas" fo:font-size="9.5pt" fo:background-color="#ffffff" loext:char-shading-value="0" style:font-size-asian="9.5pt"/>
    </style:style>
    <style:style style:name="T12" style:family="text">
      <style:text-properties fo:color="#000000" style:font-name="Consolas" fo:font-size="9.5pt" style:font-name-asian="Times New Roman1" style:font-size-asian="9.5pt" style:font-name-complex="Times New Roman1" fo:background-color="#ffffff"/>
    </style:style>
    <style:style style:name="T13" style:family="text">
      <style:text-properties fo:color="#000000" style:font-name="Times New Roman1" officeooo:rsid="003155e9" style:font-name-asian="Times New Roman1" style:font-name-complex="Times New Roman1" fo:background-color="#ffffff"/>
    </style:style>
    <style:style style:name="T14" style:family="text">
      <style:text-properties fo:color="#000000" style:font-name="Times New Roman1" style:font-name-asian="Times New Roman1" style:font-name-complex="Times New Roman1" fo:background-color="#ffffff"/>
    </style:style>
    <style:style style:name="T15" style:family="text">
      <style:text-properties fo:color="#000000" style:font-name="Times New Roman1" officeooo:rsid="0035c3c7" style:font-name-asian="Times New Roman1" style:font-name-complex="Times New Roman1" fo:background-color="#ffffff"/>
    </style:style>
    <style:style style:name="T16" style:family="text">
      <style:text-properties fo:color="#008000" style:font-name="Consolas" fo:font-size="9.5pt" fo:background-color="#ffffff" loext:char-shading-value="0" style:font-size-asian="9.5pt"/>
    </style:style>
    <style:style style:name="T17" style:family="text">
      <style:text-properties fo:color="#2b91af" style:font-name="Consolas" fo:font-size="9.5pt" fo:background-color="#ffffff" loext:char-shading-value="0" style:font-size-asian="9.5pt"/>
    </style:style>
    <style:style style:name="T18" style:family="text">
      <style:text-properties fo:color="#a31515" style:font-name="Consolas" fo:font-size="9.5pt" fo:background-color="#ffffff" loext:char-shading-value="0" style:font-size-asian="9.5pt"/>
    </style:style>
    <style:style style:name="T19" style:family="text">
      <style:text-properties officeooo:rsid="00306ad6"/>
    </style:style>
    <style:style style:name="T20" style:family="text">
      <style:text-properties officeooo:rsid="003155e9"/>
    </style:style>
    <style:style style:name="T21" style:family="text">
      <style:text-properties style:font-name="Times New Roman1" style:font-name-asian="Times New Roman1" style:font-name-complex="Times New Roman1"/>
    </style:style>
    <style:style style:name="T22" style:family="text">
      <style:text-properties style:font-name="Times New Roman1" officeooo:rsid="003155e9" style:font-name-asian="Times New Roman1" style:font-name-complex="Times New Roman1"/>
    </style:style>
    <style:style style:name="T23" style:family="text">
      <style:text-properties style:font-name="Times New Roman1" officeooo:rsid="00351c8b" style:font-name-asian="Times New Roman1" style:font-name-complex="Times New Roman1"/>
    </style:style>
    <style:style style:name="T24" style:family="text">
      <style:text-properties style:font-name="Times New Roman1" officeooo:rsid="0035c3c7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5.24cm" fo:text-indent="-0.635cm" fo:margin-left="15.2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5.875cm" fo:text-indent="-0.635cm" fo:margin-left="15.8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6.51cm" fo:text-indent="-0.635cm" fo:margin-left="16.5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7.145cm" fo:text-indent="-0.635cm" fo:margin-left="17.1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7.78cm" fo:text-indent="-0.635cm" fo:margin-left="17.7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8.415cm" fo:text-indent="-0.635cm" fo:margin-left="18.41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873cm" fo:min-width="1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none" draw:textarea-vertical-align="middle" draw:auto-grow-height="false" fo:min-height="16.602cm" fo:min-width="0.5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none" draw:textarea-vertical-align="middle" draw:auto-grow-height="false" fo:min-height="11.411cm" fo:min-width="0.3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none" draw:textarea-vertical-align="middle" draw:auto-grow-height="false" fo:min-height="2.937cm" fo:min-width="0.4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873cm" fo:min-width="2.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873cm" fo:min-width="1.5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6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none" draw:textarea-vertical-align="middle" draw:auto-grow-height="false" fo:min-height="1.723cm" fo:min-width="0.4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5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="none" draw:textarea-vertical-align="middle" draw:auto-grow-height="false" fo:min-height="3.738cm" fo:min-width="0.4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-color="#999999" draw:textarea-horizontal-align="justify" draw:textarea-vertical-align="middle" draw:auto-grow-height="false" fo:min-height="0.979cm" fo:min-width="1.4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0.767cm" fo:min-width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justify" draw:textarea-vertical-align="middle" draw:auto-grow-height="false" fo:min-height="0.661cm" fo:min-width="2.6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textarea-horizontal-align="justify" draw:textarea-vertical-align="middle" draw:auto-grow-height="false" fo:min-height="0.767cm" fo:min-width="3.7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 C# todo es una clase y se puede crear instancia de ella, por ejemplo la clase Int 32 se puede declarar usando el alias Int32 X o creando una instancia Int32 X = new Int32( );</text:p>
      <text:p text:style-name="P1"/>
      <text:p text:style-name="P2">En este lenguaje los datos pueden ser:</text:p>
      <text:p text:style-name="P1"><text:span text:style-name="T2">Por valor:</text:span> <text:span text:style-name="T1">Las variables tienen la dirección de las celdas donde se guarda el dato.</text:span></text:p>
      <text:p text:style-name="P1"><draw:custom-shape text:anchor-type="paragraph" draw:z-index="0" draw:name="Forma1" draw:style-name="gr1" svg:width="1.112cm" svg:height="0.874cm" svg:x="5.96cm" svg:y="0.161cm"><text:p>DATO</text:p><draw:enhanced-geometry svg:viewBox="0 0 21600 21600" draw:type="rectangle" draw:enhanced-path="M 0 0 L 21600 0 21600 21600 0 21600 0 0 Z N"/></draw:custom-shape><draw:frame text:anchor-type="paragraph" draw:z-index="1" draw:name="Forma2" draw:style-name="gr2" draw:text-style-name="P52" svg:width="1.006cm" svg:height="0.556cm" svg:x="4.77cm" svg:y="0.319cm"><draw:text-box><text:p>X → </text:p></draw:text-box></draw:frame><text:tab/></text:p>
      <text:p text:style-name="P1"/>
      <text:p text:style-name="P1"><draw:frame text:anchor-type="paragraph" draw:z-index="2" draw:name="Forma3" draw:style-name="gr3" draw:text-style-name="P52" svg:width="1.165cm" svg:height="0.715cm" svg:x="5.96cm" svg:y="0.245cm"><draw:text-box><text:p>FA01</text:p></draw:text-box></draw:frame></text:p>
      <text:p text:style-name="P1"/>
      <text:p text:style-name="P1"><text:span text:style-name="T2">Por referencia:</text:span> <text:span text:style-name="T1">Las variables tienen la dirección de una celda que tiene la direccion de la otra celda en la que se almacenan los datos.</text:span></text:p>
      <text:p text:style-name="P1"><draw:frame text:anchor-type="paragraph" draw:z-index="6" draw:name="Forma2" draw:style-name="gr2" draw:text-style-name="P52" svg:width="1.006cm" svg:height="0.556cm" svg:x="3.526cm" svg:y="0.383cm"><draw:text-box><text:p>X → </text:p></draw:text-box></draw:frame><draw:custom-shape text:anchor-type="paragraph" draw:z-index="7" draw:name="Forma1" draw:style-name="gr7" svg:width="2.541cm" svg:height="0.874cm" svg:x="4.531cm" svg:y="0.065cm"><text:p>DIRECCION</text:p><draw:enhanced-geometry svg:viewBox="0 0 21600 21600" draw:type="rectangle" draw:enhanced-path="M 0 0 L 21600 0 21600 21600 0 21600 0 0 Z N"/></draw:custom-shape><draw:frame text:anchor-type="paragraph" draw:z-index="9" draw:name="Forma2" draw:style-name="gr2" draw:text-style-name="P52" svg:width="1.006cm" svg:height="0.556cm" svg:x="7.362cm" svg:y="0.303cm"><draw:text-box><text:p>→ → </text:p></draw:text-box></draw:frame><draw:custom-shape text:anchor-type="paragraph" draw:z-index="8" draw:name="Forma1" draw:style-name="gr8" svg:width="1.535cm" svg:height="0.874cm" svg:x="8.553cm" svg:y="0.118cm"><text:p>DATOS</text:p><draw:enhanced-geometry svg:viewBox="0 0 21600 21600" draw:type="rectangle" draw:enhanced-path="M 0 0 L 21600 0 21600 21600 0 21600 0 0 Z N"/></draw:custom-shape><text:tab/><text:tab/><text:tab/><text:tab/></text:p>
      <text:p text:style-name="P1"><draw:frame text:anchor-type="paragraph" draw:z-index="10" draw:name="Forma2" draw:style-name="gr2" draw:text-style-name="P52" svg:width="1.006cm" svg:height="0.556cm" svg:x="5.484cm" svg:y="0.452cm"><draw:text-box><text:p>FA10</text:p></draw:text-box></draw:frame></text:p>
      <text:p text:style-name="P1"/>
      <text:p text:style-name="P1"/>
      <text:p text:style-name="P1"/>
      <text:p text:style-name="P1"/>
      <text:p text:style-name="P1"/>
      <text:list xml:id="list3829939720" text:style-name="L1">
        <text:list-header>
          <text:p text:style-name="P22"/>
          <text:p text:style-name="P23"><draw:custom-shape text:anchor-type="paragraph" draw:z-index="3" draw:name="Forma4" draw:style-name="gr4" draw:text-style-name="P53" svg:width="1.43cm" svg:height="17.516cm" svg:x="2.071cm" svg:y="0.155cm"><text:p/><draw:enhanced-geometry svg:viewBox="0 0 21600 21600" draw:glue-points="21600 0 0 10800 21600 21600" draw:text-areas="13800 ?f9 21600 ?f10" draw:type="left-brace" draw:modifiers="1800 5448.39391803444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4" draw:name="Forma5" draw:style-name="gr5" draw:text-style-name="P53" svg:width="1.033cm" svg:height="12.039cm" svg:x="5.272cm" svg:y="0.076cm"><text:p/><draw:enhanced-geometry svg:viewBox="0 0 21600 21600" draw:glue-points="21600 0 0 10800 21600 21600" draw:text-areas="13800 ?f9 21600 ?f10" draw:type="left-brace" draw:modifiers="1800 7877.13125845737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5" draw:name="Forma6" draw:style-name="gr6" draw:text-style-name="P53" svg:width="1.35cm" svg:height="3.096cm" svg:x="9.056cm" svg:y="0.023cm"><text:p/><draw:enhanced-geometry svg:viewBox="0 0 21600 21600" draw:glue-points="21600 0 0 10800 21600 21600" draw:text-areas="13800 ?f9 21600 ?f10" draw:type="left-brace" draw:modifiers="1800 12558.9977220957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text:anchor-type="paragraph" draw:z-index="18" draw:name="Forma7" draw:style-name="gr14" draw:text-style-name="P52" svg:width="5.24cm" svg:height="0.562cm" svg:x="10.405cm" svg:y="0.483cm"><draw:text-box><text:p>● short, ushort<text:tab/><text:tab/>(16bits)</text:p></draw:text-box></draw:frame></text:p>
          <text:p text:style-name="P23"/>
          <text:p text:style-name="P24"><draw:frame text:anchor-type="paragraph" draw:z-index="12" draw:name="Forma7" draw:style-name="gr10" draw:text-style-name="P52" svg:width="2.382cm" svg:height="0.615cm" svg:x="6.304cm" svg:y="0.626cm"><draw:text-box><text:p>● ENTEROS</text:p></draw:text-box></draw:frame><draw:frame text:anchor-type="paragraph" draw:z-index="19" draw:name="Forma7" draw:style-name="gr15" draw:text-style-name="P52" svg:width="5.054cm" svg:height="0.509cm" svg:x="10.405cm" svg:y="0.071cm"><draw:text-box><text:p>● bite sbite<text:tab/><text:tab/> (8bits)</text:p></draw:text-box></draw:frame><text:tab/><text:tab/></text:p>
        </text:list-header>
      </text:list>
      <text:p text:style-name="P1"><draw:frame text:anchor-type="paragraph" draw:z-index="11" draw:name="Forma7" draw:style-name="gr9" draw:text-style-name="P52" svg:width="1.906cm" svg:height="0.583cm" svg:x="3.261cm" svg:y="0.277cm"><draw:text-box><text:p>● VALOR</text:p></draw:text-box></draw:frame><draw:frame text:anchor-type="paragraph" draw:z-index="20" draw:name="Forma7" draw:style-name="gr14" draw:text-style-name="P52" svg:width="5.24cm" svg:height="0.562cm" svg:x="10.405cm" svg:y="0.208cm"><draw:text-box><text:p>● int, uint<text:tab/><text:tab/>(32bits)</text:p></draw:text-box></draw:frame></text:p>
      <text:p text:style-name="P1"><draw:frame text:anchor-type="paragraph" draw:z-index="23" draw:name="Forma7" draw:style-name="gr14" draw:text-style-name="P52" svg:width="5.24cm" svg:height="0.562cm" svg:x="10.405cm" svg:y="0.282cm"><draw:text-box><text:p>● long, ulong<text:tab/><text:tab/>(64bits)</text:p></draw:text-box></draw:frame><text:tab/><text:tab/><text:tab/><text:tab/><text:tab/><text:tab/></text:p>
      <text:p text:style-name="P1"><text:tab/><text:tab/><text:tab/><text:tab/><text:tab/><text:tab/></text:p>
      <text:list xml:id="list2475564976" text:style-name="L2">
        <text:list-header>
          <text:p text:style-name="P25"/>
        </text:list-header>
      </text:list>
      <text:p text:style-name="P1"><draw:frame text:anchor-type="paragraph" draw:z-index="13" draw:name="Forma7" draw:style-name="gr10" draw:text-style-name="P52" svg:width="2.382cm" svg:height="0.615cm" svg:x="6.304cm" svg:y="0.626cm"><draw:text-box><text:p>● REALES</text:p></draw:text-box></draw:frame><draw:frame text:anchor-type="paragraph" draw:z-index="15" draw:name="Forma8" draw:style-name="gr12" draw:text-style-name="P52" svg:width="4.605cm" svg:height="0.768cm" svg:x="10.405cm" svg:y="0.071cm"><draw:text-box><text:p/></draw:text-box></draw:frame><draw:custom-shape text:anchor-type="paragraph" draw:z-index="14" draw:name="Forma6" draw:style-name="gr11" draw:text-style-name="P53" svg:width="1.35cm" svg:height="1.816cm" svg:x="8.712cm" svg:y="0.108cm"><text:p/><draw:enhanced-geometry svg:viewBox="0 0 21600 21600" draw:glue-points="21600 0 0 10800 21600 21600" draw:text-areas="13800 ?f9 21600 ?f10" draw:type="left-brace" draw:modifiers="1800 9348.51936218679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text:anchor-type="paragraph" draw:z-index="16" draw:name="Forma7" draw:style-name="gr13" draw:text-style-name="P52" svg:width="8.547cm" svg:height="0.551cm" svg:x="10.061cm" svg:y="0.425cm"><draw:text-box><text:p>● float (Simple precisión, pierde más decimales)</text:p></draw:text-box></draw:frame></text:p>
      <text:p text:style-name="P1"><draw:frame text:anchor-type="paragraph" draw:z-index="26" draw:name="Forma9" draw:style-name="gr17" draw:text-style-name="P55" svg:width="1.985cm" svg:height="0.976cm" svg:x="-0.178cm" svg:y="0.256cm"><draw:text-box><text:p text:style-name="P54">TIPOS DE DATOS</text:p></draw:text-box></draw:frame></text:p>
      <text:p text:style-name="P4"><draw:frame text:anchor-type="paragraph" draw:z-index="17" draw:name="Forma7" draw:style-name="gr13" draw:text-style-name="P52" svg:width="8.547cm" svg:height="0.551cm" svg:x="10.061cm" svg:y="0.182cm"><draw:text-box><text:p>● double (Doble precisión tiene 308 dígitos)</text:p></draw:text-box></draw:frame><text:s/></text:p>
      <text:p text:style-name="P4"><draw:frame text:anchor-type="paragraph" draw:z-index="21" draw:name="Forma7" draw:style-name="gr10" draw:text-style-name="P52" svg:width="11.722cm" svg:height="0.615cm" svg:x="6.304cm" svg:y="1.24cm"><draw:text-box><text:p>● BOOL → Variable que contiene true/false (0/1) </text:p></draw:text-box></draw:frame><draw:frame text:anchor-type="paragraph" draw:z-index="22" draw:name="Forma7" draw:style-name="gr16" draw:text-style-name="P52" svg:width="11.722cm" svg:height="1.463cm" svg:x="6.304cm" svg:y="2.272cm"><draw:text-box><text:p>● CHAR → <text:tab/>Es una variable unicode usa 16 bits, incluye el ASCII <text:tab/><text:tab/>y más caracteres siempre guarda el caracter como una <text:tab/><text:tab/>variable numérica.</text:p></draw:text-box></draw:frame><draw:frame text:anchor-type="paragraph" draw:z-index="24" draw:name="Forma7" draw:style-name="gr10" draw:text-style-name="P52" svg:width="11.722cm" svg:height="0.615cm" svg:x="6.304cm" svg:y="4.177cm"><draw:text-box><text:p>● ESTRUCTURA → Tipo de dato definido por el usuario.</text:p></draw:text-box></draw:frame><draw:frame text:anchor-type="paragraph" draw:z-index="25" draw:name="Forma7" draw:style-name="gr10" draw:text-style-name="P52" svg:width="11.722cm" svg:height="0.615cm" svg:x="6.304cm" svg:y="4.944cm"><draw:text-box><text:p>● ENUMERACIONES → Tipo de dato definido por el usuario.</text:p></draw:text-box></draw:frame><draw:frame text:anchor-type="paragraph" draw:z-index="27" draw:name="Forma7" draw:style-name="gr10" draw:text-style-name="P52" svg:width="11.722cm" svg:height="0.615cm" svg:x="6.304cm" svg:y="5.897cm"><draw:text-box><text:p>● etc.</text:p></draw:text-box></draw:frame><draw:frame text:anchor-type="paragraph" draw:z-index="28" draw:name="Forma7" draw:style-name="gr18" draw:text-style-name="P52" svg:width="3.123cm" svg:height="0.593cm" svg:x="3.129cm" svg:y="10.04cm"><draw:text-box><text:p>● REFERENCIA</text:p></draw:text-box></draw:frame><draw:custom-shape text:anchor-type="paragraph" draw:z-index="29" draw:name="Forma10" draw:style-name="gr19" draw:text-style-name="P53" svg:width="1.165cm" svg:height="3.943cm" svg:x="6.331cm" svg:y="8.093cm"><text:p/><draw:enhanced-geometry svg:viewBox="0 0 21600 21600" draw:glue-points="21600 0 0 10800 21600 21600" draw:text-areas="13800 ?f9 21600 ?f10" draw:type="left-brace" draw:modifiers="1800 12902.0723283218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text:anchor-type="paragraph" draw:z-index="30" draw:name="Forma7" draw:style-name="gr10" draw:text-style-name="P52" svg:width="11.722cm" svg:height="0.615cm" svg:x="7.204cm" svg:y="8.278cm"><draw:text-box><text:p>● Clases</text:p></draw:text-box></draw:frame><draw:frame text:anchor-type="paragraph" draw:z-index="31" draw:name="Forma7" draw:style-name="gr10" draw:text-style-name="P52" svg:width="11.722cm" svg:height="0.615cm" svg:x="7.204cm" svg:y="8.892cm"><draw:text-box><text:p>● Strings</text:p></draw:text-box></draw:frame><draw:frame text:anchor-type="paragraph" draw:z-index="32" draw:name="Forma7" draw:style-name="gr10" draw:text-style-name="P52" svg:width="11.722cm" svg:height="0.615cm" svg:x="7.204cm" svg:y="9.506cm"><draw:text-box><text:p>● Arrays → Contiene una colección de datos de un tipo concreto.</text:p></draw:text-box></draw:frame><draw:frame text:anchor-type="paragraph" draw:z-index="33" draw:name="Forma7" draw:style-name="gr10" draw:text-style-name="P52" svg:width="11.722cm" svg:height="0.615cm" svg:x="7.204cm" svg:y="10.119cm"><draw:text-box><text:p>● Interfaces → No tiene código solo tiene definiciones.</text:p></draw:text-box></draw:frame><draw:frame text:anchor-type="paragraph" draw:z-index="34" draw:name="Forma7" draw:style-name="gr10" draw:text-style-name="P52" svg:width="11.722cm" svg:height="0.615cm" svg:x="7.204cm" svg:y="10.733cm"><draw:text-box><text:p>● Punteros → Solo para hombres de verdad lomo plateados.</text:p></draw:text-box></draw:frame><draw:frame text:anchor-type="paragraph" draw:z-index="35" draw:name="Forma7" draw:style-name="gr10" draw:text-style-name="P52" svg:width="11.722cm" svg:height="0.615cm" svg:x="7.204cm" svg:y="11.347cm"><draw:text-box><text:p>● etc.</text:p></draw:text-box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draw:custom-shape text:anchor-type="paragraph" draw:z-index="36" draw:name="Forma11" draw:style-name="gr20" draw:text-style-name="P56" svg:width="1.509cm" svg:height="1.086cm" svg:x="6.675cm" svg:y="1.535cm"><text:p><text:span text:style-name="T2">Objec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7" draw:name="Forma12" draw:style-name="gr21" svg:width="1.879cm" svg:height="0.768cm" svg:x="4.187cm" svg:y="3.704cm"><text:p>ValueType</text:p><draw:enhanced-geometry svg:viewBox="0 0 21600 21600" draw:type="rectangle" draw:enhanced-path="M 0 0 L 21600 0 21600 21600 0 21600 0 0 Z N"/></draw:custom-shape><draw:custom-shape text:anchor-type="paragraph" draw:z-index="38" draw:name="Forma13" draw:style-name="gr22" svg:width="2.647cm" svg:height="0.662cm" svg:x="3.632cm" svg:y="5.821cm"><text:p>Datos por valor</text:p><draw:enhanced-geometry svg:viewBox="0 0 21600 21600" draw:type="rectangle" draw:enhanced-path="M 0 0 L 21600 0 21600 21600 0 21600 0 0 Z N"/></draw:custom-shape><draw:custom-shape text:anchor-type="paragraph" draw:z-index="39" draw:name="Forma12" draw:style-name="gr23" svg:width="3.731cm" svg:height="0.768cm" svg:x="7.548cm" svg:y="3.651cm"><text:p>Datos por referencia</text:p><draw:enhanced-geometry svg:viewBox="0 0 21600 21600" draw:type="rectangle" draw:enhanced-path="M 0 0 L 21600 0 21600 21600 0 21600 0 0 Z N"/></draw:custom-shape><draw:line text:anchor-type="paragraph" draw:z-index="40" draw:name="Forma14" draw:style-name="gr24" draw:text-style-name="P54" svg:x1="5.166cm" svg:y1="3.704cm" svg:x2="6.674cm" svg:y2="2.408cm"><text:p/></draw:line><draw:line text:anchor-type="paragraph" draw:z-index="41" draw:name="Forma14" draw:style-name="gr24" draw:text-style-name="P54" svg:x1="9.744cm" svg:y1="3.652cm" svg:x2="8.183cm" svg:y2="2.408cm"><text:p/></draw:line><draw:line text:anchor-type="paragraph" draw:z-index="42" draw:name="Forma14" draw:style-name="gr24" draw:text-style-name="P54" svg:x1="5.166cm" svg:y1="5.82cm" svg:x2="5.166cm" svg:y2="4.471cm"><text:p/></draw:line><text:soft-page-break/>Todo objeto hereda de Object ninguna clase está por encima de esta, ValueType hereda de la misma y de ahí heredan todos los tipos por valor y todos los de referencia heredan directamente de Object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Lista de los operadores de C# ordenados de más prioritarios a menos:</text:p>
      <text:list xml:id="list2337045051" text:style-name="L3">
        <text:list-item>
          <text:p text:style-name="P26"><text:span text:style-name="T10">Parentesis </text:span><text:span text:style-name="T3">→<text:tab/><text:tab/></text:span><text:span text:style-name="T10">Es el más prioritario de todos, miembro de la firma de una función.</text:span></text:p>
        </text:list-item>
        <text:list-item>
          <text:p text:style-name="P26"><text:span text:style-name="T10">Punto (.) <text:s text:c="2"/></text:span><text:span text:style-name="T3">→<text:tab/><text:tab/></text:span><text:span text:style-name="T4">Se llama operador miembro o de ámbito.</text:span></text:p>
        </text:list-item>
        <text:list-item>
          <text:p text:style-name="P26"><text:span text:style-name="T4">Indices [ ] </text:span><text:span text:style-name="T3">→<text:tab/><text:tab/></text:span><text:span text:style-name="T4">Se usa para acceder a la posision concreta de una colección.</text:span></text:p>
        </text:list-item>
        <text:list-item>
          <text:p text:style-name="P27"><text:span text:style-name="T5">++, -- <text:s text:c="7"/></text:span><text:span text:style-name="T3">→<text:tab/><text:tab/></text:span><text:span text:style-name="T5">Indices de incremento (Aumenta uno) y decremento (Resta uno).</text:span></text:p>
        </text:list-item>
        <text:list-item>
          <text:p text:style-name="P27"><text:span text:style-name="T5">new<text:tab/> <text:s text:c="4"/></text:span><text:span text:style-name="T3">→<text:tab/><text:tab/></text:span><text:span text:style-name="T5">Se usa para instanciar una clase (crear un objeto de la clase).</text:span></text:p>
        </text:list-item>
        <text:list-item>
          <text:p text:style-name="P27"><text:span text:style-name="T5">typeof <text:s text:c="5"/></text:span><text:span text:style-name="T3">→<text:tab/><text:tab/></text:span><text:span text:style-name="T5">Devuelve el tipo de dato que devuelve.</text:span></text:p>
        </text:list-item>
        <text:list-item>
          <text:p text:style-name="P27"><text:span text:style-name="T5">sizeof <text:s text:c="6"/></text:span><text:span text:style-name="T3">→<text:tab/><text:tab/></text:span><text:span text:style-name="T5">Devuelve el tamaño en bites que ocupa el tipo.</text:span></text:p>
        </text:list-item>
        <text:list-item>
          <text:p text:style-name="P28"><text:span text:style-name="T6">checked, unchecked</text:span><text:span text:style-name="T3">→</text:span><text:span text:style-name="T6">Sirve para marcar una zona de código y dice si hay desbordamiento <text:tab/><text:tab/><text:tab/>en esa zona seleccionada.<text:tab/></text:span></text:p>
        </text:list-item>
      </text:list>
      <text:p text:style-name="P8"/>
      <text:p text:style-name="P20">//Desbordamiento</text:p>
      <text:p text:style-name="P21">b1 = 255;</text:p>
      <text:p text:style-name="Standard"><text:span text:style-name="T17">Console</text:span><text:span text:style-name="T11">.WriteLine(</text:span><text:span text:style-name="T18">"El valor de {0} -&gt; {1}"</text:span><text:span text:style-name="T11">, </text:span><text:span text:style-name="T18">"b1"</text:span><text:span text:style-name="T11">, b1);</text:span></text:p>
      <text:p text:style-name="P21">b1++;</text:p>
      <text:p text:style-name="P6"><text:span text:style-name="T17">Console</text:span><text:span text:style-name="T11">.WriteLine(</text:span><text:span text:style-name="T18">"El valor de {0} -&gt; {1}"</text:span><text:span text:style-name="T11">, </text:span><text:span text:style-name="T18">"b1"</text:span><text:span text:style-name="T11">, b1);</text:span><text:span text:style-name="T16">//Se desborda pero el unchecked esta activo por defecto</text:span></text:p>
      <text:p text:style-name="P20"><draw:frame draw:style-name="fr1" draw:name="Imagen1" text:anchor-type="paragraph" svg:width="5.662cm" svg:height="0.9cm" draw:z-index="43"><draw:image xlink:href="Pictures/10000000000000D60000002207B2203E8D999A37.png" xlink:type="simple" xlink:show="embed" xlink:actuate="onLoad" loext:mime-type="image/png"/></draw:frame></text:p>
      <text:p text:style-name="P9"/>
      <text:p text:style-name="P9"/>
      <text:p text:style-name="P7"><text:span text:style-name="T6">E</text:span><text:span text:style-name="T3">l método parse obtiene </text:span><text:span text:style-name="T7">un tipo de dato de un string mientras que el casting transforma de un tipo a otro (siempre que sean compatibles).</text:span></text:p>
      <text:p text:style-name="P10"/>
      <text:p text:style-name="P11">Los tipos de conversiones pueden ser implicitas (automáticamente las hace el ordenador. Ej guardar int 1 en un double) o explícitas (las tiene que hacer el usuario. Ej guardar double 1 en un int)</text:p>
      <text:p text:style-name="P11"/>
      <text:p text:style-name="P19">Clase Math</text:p>
      <text:p text:style-name="P12">Es pública y stática. Tiene un conjunto de miembros para el cálculo de operaciones matemáticas, trigonométricas y aritméticas, pertenece al namespace system.</text:p>
      <text:p text:style-name="P13">Miembros: </text:p>
      <text:list xml:id="list4249137595" text:style-name="L4">
        <text:list-item>
          <text:p text:style-name="P29">e es el valor de la base con el que trabajan los log. Neperianos es const double.</text:p>
        </text:list-item>
        <text:list-item>
          <text:p text:style-name="P29">Pi representa el valor de pi en otra const double.</text:p>
        </text:list-item>
      </text:list>
      <text:p text:style-name="P13">Métodos:</text:p>
      <text:list xml:id="list1262910136" text:style-name="L5">
        <text:list-item>
          <text:p text:style-name="P30">Abs: Calcula el absoluto de un número.</text:p>
        </text:list-item>
        <text:list-item>
          <text:p text:style-name="P48"><text:span text:style-name="T8">Ceiling: </text:span><text:span text:style-name="T9">Devuelve el valor mayor que él que es entero.</text:span></text:p>
        </text:list-item>
        <text:list-item>
          <text:p text:style-name="P31">Floor: igual que Ceiling pero devolviendo el menor.</text:p>
        </text:list-item>
        <text:list-item>
          <text:p text:style-name="P31">Max: Busca el máximo de dos números</text:p>
        </text:list-item>
        <text:list-item>
          <text:p text:style-name="P31"><text:soft-page-break/>Min: Busca el mínimo entre dos números.</text:p>
        </text:list-item>
        <text:list-item>
          <text:p text:style-name="P31">Round: Redondea al valor más proximo que tenga menos perdidas.</text:p>
        </text:list-item>
        <text:list-item>
          <text:p text:style-name="P32">Sqrt: Calcula la raiz cuadrada.</text:p>
        </text:list-item>
        <text:list-item>
          <text:p text:style-name="P32">Exp: Calcula el valor de e elevado al parámetro que yo le doy.</text:p>
        </text:list-item>
        <text:list-item>
          <text:p text:style-name="P32">Log: Calcula el log. Neperiano.</text:p>
        </text:list-item>
        <text:list-item>
          <text:p text:style-name="P32">Log10: calcula un logaritmo en base 10.</text:p>
        </text:list-item>
        <text:list-item>
          <text:p text:style-name="P32">Pow: Calcula la potencia de una base a un exponente.</text:p>
        </text:list-item>
      </text:list>
      <text:p text:style-name="P16"/>
      <text:p text:style-name="P14">Clase Random</text:p>
      <text:p text:style-name="P17">Pertenece a system, contiene un conjunto de miembros que permiten la generación de números pseudoaleatorios.</text:p>
      <text:p text:style-name="P17">No es estática hay que instanciarla antes de usarla.</text:p>
      <text:p text:style-name="P17"/>
      <text:p text:style-name="P15">Clase Datatime</text:p>
      <text:p text:style-name="P18">Clase que gestiona tiempo y fecha.</text:p>
      <text:p text:style-name="P18">No es estática pura tiene miembros estáticos y miembros que <text:s/>no lo son.</text:p>
      <text:list xml:id="list2294285739" text:style-name="L6">
        <text:list-item>
          <text:p text:style-name="P33">Date: Obtiene la fecha de la instancia.</text:p>
        </text:list-item>
        <text:list-item>
          <text:p text:style-name="P34">Day: Obtiene el dia.</text:p>
        </text:list-item>
        <text:list-item>
          <text:p text:style-name="P34">Hour: Obtiene la hora.</text:p>
        </text:list-item>
        <text:list-item>
          <text:p text:style-name="P34">DayOfWeek: Obtiene el dia de la semana.</text:p>
        </text:list-item>
        <text:list-item>
          <text:p text:style-name="P34">DayOfYear: Obtiene el dia del año.</text:p>
        </text:list-item>
        <text:list-item>
          <text:p text:style-name="P34">Now: Obtiene la fecha/hora del sistema. ES ESTÁTICO.</text:p>
        </text:list-item>
        <text:list-item>
          <text:p text:style-name="P34">Today: Igual que Now solo que no estático.</text:p>
        </text:list-item>
        <text:list-item>
          <text:p text:style-name="P34">Add: Añade intervalos de tiempo, fechas, dias, etc.</text:p>
        </text:list-item>
      </text:list>
      <text:p text:style-name="P35"/>
      <text:p text:style-name="P45">BCD natural: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51">Bit</text:p>
            </table:table-cell>
            <table:table-cell table:style-name="Tabla1.A1" office:value-type="string">
              <text:p text:style-name="P51">Decimal</text:p>
            </table:table-cell>
            <table:table-cell table:style-name="Tabla1.C1" office:value-type="string">
              <text:p text:style-name="P51">Hexadecimal</text:p>
            </table:table-cell>
          </table:table-row>
        </table:table-header-rows>
        <table:table-row>
          <table:table-cell table:style-name="Tabla1.A16" office:value-type="string">
            <text:p text:style-name="P49">0000</text:p>
          </table:table-cell>
          <table:table-cell table:style-name="Tabla1.B2" office:value-type="string">
            <text:p text:style-name="P49">0</text:p>
          </table:table-cell>
          <table:table-cell table:style-name="Tabla1.C2" office:value-type="string">
            <text:p text:style-name="P49">0</text:p>
          </table:table-cell>
        </table:table-row>
        <table:table-row>
          <table:table-cell table:style-name="Tabla1.A16" office:value-type="string">
            <text:p text:style-name="P49">0001</text:p>
          </table:table-cell>
          <table:table-cell table:style-name="Tabla1.B3" office:value-type="string">
            <text:p text:style-name="P49">1</text:p>
          </table:table-cell>
          <table:table-cell table:style-name="Tabla1.C3" office:value-type="string">
            <text:p text:style-name="P49">1</text:p>
          </table:table-cell>
        </table:table-row>
        <table:table-row>
          <table:table-cell table:style-name="Tabla1.A16" office:value-type="string">
            <text:p text:style-name="P49">0010</text:p>
          </table:table-cell>
          <table:table-cell table:style-name="Tabla1.B4" office:value-type="string">
            <text:p text:style-name="P49">2</text:p>
          </table:table-cell>
          <table:table-cell table:style-name="Tabla1.C4" office:value-type="string">
            <text:p text:style-name="P49">2</text:p>
          </table:table-cell>
        </table:table-row>
        <table:table-row>
          <table:table-cell table:style-name="Tabla1.A16" office:value-type="string">
            <text:p text:style-name="P49">0011</text:p>
          </table:table-cell>
          <table:table-cell table:style-name="Tabla1.B5" office:value-type="string">
            <text:p text:style-name="P49">3</text:p>
          </table:table-cell>
          <table:table-cell table:style-name="Tabla1.C5" office:value-type="string">
            <text:p text:style-name="P49">3</text:p>
          </table:table-cell>
        </table:table-row>
        <table:table-row>
          <table:table-cell table:style-name="Tabla1.A16" office:value-type="string">
            <text:p text:style-name="P49">0100</text:p>
          </table:table-cell>
          <table:table-cell table:style-name="Tabla1.B6" office:value-type="string">
            <text:p text:style-name="P49">4</text:p>
          </table:table-cell>
          <table:table-cell table:style-name="Tabla1.C6" office:value-type="string">
            <text:p text:style-name="P49">4</text:p>
          </table:table-cell>
        </table:table-row>
        <table:table-row>
          <table:table-cell table:style-name="Tabla1.A16" office:value-type="string">
            <text:p text:style-name="P49">0101</text:p>
          </table:table-cell>
          <table:table-cell table:style-name="Tabla1.B7" office:value-type="string">
            <text:p text:style-name="P49">5</text:p>
          </table:table-cell>
          <table:table-cell table:style-name="Tabla1.C7" office:value-type="string">
            <text:p text:style-name="P49">5</text:p>
          </table:table-cell>
        </table:table-row>
        <table:table-row>
          <table:table-cell table:style-name="Tabla1.A16" office:value-type="string">
            <text:p text:style-name="P49">0110</text:p>
          </table:table-cell>
          <table:table-cell table:style-name="Tabla1.B8" office:value-type="string">
            <text:p text:style-name="P49">6</text:p>
          </table:table-cell>
          <table:table-cell table:style-name="Tabla1.C8" office:value-type="string">
            <text:p text:style-name="P49">6</text:p>
          </table:table-cell>
        </table:table-row>
        <table:table-row>
          <table:table-cell table:style-name="Tabla1.A16" office:value-type="string">
            <text:p text:style-name="P49">0111</text:p>
          </table:table-cell>
          <table:table-cell table:style-name="Tabla1.B9" office:value-type="string">
            <text:p text:style-name="P49">7</text:p>
          </table:table-cell>
          <table:table-cell table:style-name="Tabla1.C9" office:value-type="string">
            <text:p text:style-name="P49">7</text:p>
          </table:table-cell>
        </table:table-row>
        <table:table-row>
          <table:table-cell table:style-name="Tabla1.A16" office:value-type="string">
            <text:p text:style-name="P49">1000</text:p>
          </table:table-cell>
          <table:table-cell table:style-name="Tabla1.B10" office:value-type="string">
            <text:p text:style-name="P49">8</text:p>
          </table:table-cell>
          <table:table-cell table:style-name="Tabla1.C10" office:value-type="string">
            <text:p text:style-name="P49">8</text:p>
          </table:table-cell>
        </table:table-row>
        <table:table-row>
          <table:table-cell table:style-name="Tabla1.A16" office:value-type="string">
            <text:p text:style-name="P49">1001</text:p>
          </table:table-cell>
          <table:table-cell table:style-name="Tabla1.B11" office:value-type="string">
            <text:p text:style-name="P49">9</text:p>
          </table:table-cell>
          <table:table-cell table:style-name="Tabla1.C11" office:value-type="string">
            <text:p text:style-name="P49">9</text:p>
          </table:table-cell>
        </table:table-row>
        <table:table-row>
          <table:table-cell table:style-name="Tabla1.A16" office:value-type="string">
            <text:p text:style-name="P49">1010</text:p>
          </table:table-cell>
          <table:table-cell table:style-name="Tabla1.B12" office:value-type="string">
            <text:p text:style-name="P49">10</text:p>
          </table:table-cell>
          <table:table-cell table:style-name="Tabla1.C12" office:value-type="string">
            <text:p text:style-name="P49">A</text:p>
          </table:table-cell>
        </table:table-row>
        <table:table-row>
          <table:table-cell table:style-name="Tabla1.A16" office:value-type="string">
            <text:p text:style-name="P49">1011</text:p>
          </table:table-cell>
          <table:table-cell table:style-name="Tabla1.B13" office:value-type="string">
            <text:p text:style-name="P49">11</text:p>
          </table:table-cell>
          <table:table-cell table:style-name="Tabla1.C13" office:value-type="string">
            <text:p text:style-name="P49">B</text:p>
          </table:table-cell>
        </table:table-row>
        <table:table-row>
          <table:table-cell table:style-name="Tabla1.A16" office:value-type="string">
            <text:p text:style-name="P49">1100</text:p>
          </table:table-cell>
          <table:table-cell table:style-name="Tabla1.B14" office:value-type="string">
            <text:p text:style-name="P49">12</text:p>
          </table:table-cell>
          <table:table-cell table:style-name="Tabla1.C14" office:value-type="string">
            <text:p text:style-name="P49">C</text:p>
          </table:table-cell>
        </table:table-row>
        <table:table-row>
          <table:table-cell table:style-name="Tabla1.A16" office:value-type="string">
            <text:p text:style-name="P49">1101</text:p>
          </table:table-cell>
          <table:table-cell table:style-name="Tabla1.B15" office:value-type="string">
            <text:p text:style-name="P49">13</text:p>
          </table:table-cell>
          <table:table-cell table:style-name="Tabla1.C15" office:value-type="string">
            <text:p text:style-name="P49">D</text:p>
          </table:table-cell>
        </table:table-row>
        <table:table-row>
          <table:table-cell table:style-name="Tabla1.A16" office:value-type="string">
            <text:p text:style-name="P49">1110</text:p>
          </table:table-cell>
          <table:table-cell table:style-name="Tabla1.B16" office:value-type="string">
            <text:p text:style-name="P49">14</text:p>
          </table:table-cell>
          <table:table-cell table:style-name="Tabla1.C16" office:value-type="string">
            <text:p text:style-name="P49">E</text:p>
          </table:table-cell>
        </table:table-row>
        <table:table-row>
          <table:table-cell table:style-name="Tabla1.A17" office:value-type="string">
            <text:p text:style-name="P49">1111</text:p>
          </table:table-cell>
          <table:table-cell table:style-name="Tabla1.B17" office:value-type="string">
            <text:p text:style-name="P49">15</text:p>
          </table:table-cell>
          <table:table-cell table:style-name="Tabla1.C17" office:value-type="string">
            <text:p text:style-name="P49">F</text:p>
          </table:table-cell>
        </table:table-row>
      </table:table>
      <text:p text:style-name="P46"/>
      <text:p text:style-name="P46"/>
      <text:p text:style-name="P46"/>
      <text:p text:style-name="P46"><text:soft-page-break/>Operadores de desplazamiento de bits:</text:p>
      <text:list xml:id="list454698677" text:style-name="L7">
        <text:list-item>
          <text:p text:style-name="P36">&gt;&gt; Desplazamiento de bit a la derecha.</text:p>
          <text:list>
            <text:list-item>
              <text:p text:style-name="P36">Ej: 1011001 &gt;&gt; 3 <text:s/><text:span text:style-name="T22">→</text:span> Quita el total de posiciones <text:span text:style-name="T20">a la izquierda </text:span>que se le diga y rellena <text:tab/><text:tab/><text:tab/>el resto de 0.</text:p>
            </text:list-item>
            <text:list-item>
              <text:p text:style-name="P36">Es una especie de truncamiento.</text:p>
            </text:list-item>
            <text:list-item>
              <text:p text:style-name="P36">RESULTADO: 1011 (se quitaron los 3 primeros de la derecha <text:span text:style-name="T20">y se ponen 0 a la izq.</text:span>).</text:p>
            </text:list-item>
          </text:list>
        </text:list-item>
        <text:list-item>
          <text:p text:style-name="P36">&lt;&lt; Desplazamiento de bit a la izquierda.</text:p>
          <text:list>
            <text:list-item>
              <text:p text:style-name="P37">Ej: A0007001 &lt;&lt; 3 <text:span text:style-name="T21">→</text:span><text:span text:style-name="T19"> Quita el total de posiciones </text:span>a la derecha <text:span text:style-name="T19">que se le diga y rellena el <text:tab/><text:tab/><text:tab/>resto de 0.</text:span></text:p>
            </text:list-item>
            <text:list-item>
              <text:p text:style-name="P37">Es un truncamiento.</text:p>
            </text:list-item>
            <text:list-item>
              <text:p text:style-name="P37">RESULTADO: A0007000 <text:span text:style-name="T19">(se </text:span>rellenaron<text:span text:style-name="T19"> los 3 primeros de la derecha </text:span>con 0).</text:p>
            </text:list-item>
          </text:list>
        </text:list-item>
      </text:list>
      <text:p text:style-name="P38"/>
      <text:p text:style-name="P47">Operadores lógicos de manejo de bits:</text:p>
      <text:p text:style-name="P39">Hacen operaciones binarias bit a bit, se obtienen resultados en funcion de su tabla de verdad.</text:p>
      <text:p text:style-name="P39"/>
      <table:table table:name="Tabla2" table:style-name="Tabla2">
        <table:table-column table:style-name="Tabla2.A" table:number-columns-repeated="2"/>
        <table:table-column table:style-name="Tabla2.C"/>
        <table:table-column table:style-name="Tabla2.D" table:number-columns-repeated="2"/>
        <table:table-row>
          <table:table-cell table:style-name="Tabla2.A1" office:value-type="string">
            <text:p text:style-name="P50">Vble1</text:p>
          </table:table-cell>
          <table:table-cell table:style-name="Tabla2.A1" office:value-type="string">
            <text:p text:style-name="P50">Vble2</text:p>
          </table:table-cell>
          <table:table-cell table:style-name="Tabla2.A1" office:value-type="string">
            <text:p text:style-name="P50">&amp;</text:p>
          </table:table-cell>
          <table:table-cell table:style-name="Tabla2.A1" office:value-type="string">
            <text:p text:style-name="P50">|</text:p>
          </table:table-cell>
          <table:table-cell table:style-name="Tabla2.E1" office:value-type="string">
            <text:p text:style-name="P50">^</text:p>
          </table:table-cell>
        </table:table-row>
        <table:table-row>
          <table:table-cell table:style-name="Tabla2.A5" office:value-type="string">
            <text:p text:style-name="P50">0</text:p>
          </table:table-cell>
          <table:table-cell table:style-name="Tabla2.B2" office:value-type="string">
            <text:p text:style-name="P50">0</text:p>
          </table:table-cell>
          <table:table-cell table:style-name="Tabla2.C5" office:value-type="string">
            <text:p text:style-name="P50">0</text:p>
          </table:table-cell>
          <table:table-cell table:style-name="Tabla2.D2" office:value-type="string">
            <text:p text:style-name="P50">0</text:p>
          </table:table-cell>
          <table:table-cell table:style-name="Tabla2.E2" office:value-type="string">
            <text:p text:style-name="P50">0</text:p>
          </table:table-cell>
        </table:table-row>
        <table:table-row>
          <table:table-cell table:style-name="Tabla2.A5" office:value-type="string">
            <text:p text:style-name="P50">0</text:p>
          </table:table-cell>
          <table:table-cell table:style-name="Tabla2.B3" office:value-type="string">
            <text:p text:style-name="P50">1</text:p>
          </table:table-cell>
          <table:table-cell table:style-name="Tabla2.C5" office:value-type="string">
            <text:p text:style-name="P50">0</text:p>
          </table:table-cell>
          <table:table-cell table:style-name="Tabla2.D3" office:value-type="string">
            <text:p text:style-name="P50">1</text:p>
          </table:table-cell>
          <table:table-cell table:style-name="Tabla2.E3" office:value-type="string">
            <text:p text:style-name="P50">1</text:p>
          </table:table-cell>
        </table:table-row>
        <table:table-row>
          <table:table-cell table:style-name="Tabla2.A5" office:value-type="string">
            <text:p text:style-name="P50">1</text:p>
          </table:table-cell>
          <table:table-cell table:style-name="Tabla2.B4" office:value-type="string">
            <text:p text:style-name="P50">0</text:p>
          </table:table-cell>
          <table:table-cell table:style-name="Tabla2.C5" office:value-type="string">
            <text:p text:style-name="P50">0</text:p>
          </table:table-cell>
          <table:table-cell table:style-name="Tabla2.D4" office:value-type="string">
            <text:p text:style-name="P50">1</text:p>
          </table:table-cell>
          <table:table-cell table:style-name="Tabla2.E4" office:value-type="string">
            <text:p text:style-name="P50">1</text:p>
          </table:table-cell>
        </table:table-row>
        <table:table-row>
          <table:table-cell table:style-name="Tabla2.A5" office:value-type="string">
            <text:p text:style-name="P50">1</text:p>
          </table:table-cell>
          <table:table-cell table:style-name="Tabla2.B5" office:value-type="string">
            <text:p text:style-name="P50">1</text:p>
          </table:table-cell>
          <table:table-cell table:style-name="Tabla2.C5" office:value-type="string">
            <text:p text:style-name="P50">1</text:p>
          </table:table-cell>
          <table:table-cell table:style-name="Tabla2.D5" office:value-type="string">
            <text:p text:style-name="P50">1</text:p>
          </table:table-cell>
          <table:table-cell table:style-name="Tabla2.E5" office:value-type="string">
            <text:p text:style-name="P50">0</text:p>
          </table:table-cell>
        </table:table-row>
      </table:table>
      <text:p text:style-name="P40"/>
      <text:p text:style-name="P40">Ejemplo:</text:p>
      <text:p text:style-name="P40"><text:tab/>12 base 10 <text:tab/><text:span text:style-name="T22">→<text:tab/></text:span><text:span text:style-name="T21">C<text:tab/></text:span><text:span text:style-name="T22">→<text:tab/></text:span><text:span text:style-name="T21">1100</text:span></text:p>
      <text:p text:style-name="P40"><text:span text:style-name="T21"><text:tab/>07 base 10<text:tab/></text:span><text:span text:style-name="T22">→<text:tab/></text:span><text:span text:style-name="T21">7<text:tab/></text:span><text:span text:style-name="T22">→<text:tab/></text:span><text:span text:style-name="T21">0111</text:span></text:p>
      <text:p text:style-name="P40"><text:span text:style-name="T21">Resultados ejemplos:</text:span></text:p>
      <text:p text:style-name="P40"><text:span text:style-name="T21"><text:tab/><text:tab/><text:tab/><text:tab/>&amp;<text:tab/></text:span><text:span text:style-name="T22">→<text:tab/></text:span><text:span text:style-name="T21">0100</text:span></text:p>
      <text:p text:style-name="P40"><text:span text:style-name="T21"><text:tab/><text:tab/><text:tab/><text:tab/>|<text:tab/></text:span><text:span text:style-name="T22">→<text:tab/></text:span><text:span text:style-name="T21">1111</text:span></text:p>
      <text:p text:style-name="P40"><text:span text:style-name="T21"><text:tab/><text:tab/><text:tab/><text:tab/>^<text:tab/></text:span><text:span text:style-name="T22">→<text:tab/></text:span><text:span text:style-name="T21">1011</text:span></text:p>
      <text:p text:style-name="P41"><text:span text:style-name="T21">Con el manejo de bits se pueden hac</text:span><text:span text:style-name="T23">e</text:span><text:span text:style-name="T21">r varias operaciones, las cuales son poner cualquier bit a 1 o a 0, </text:span><text:span text:style-name="T23">comprobar a que valor está el bit.</text:span></text:p>
      <text:p text:style-name="P41"><text:span text:style-name="T23"/></text:p>
      <text:p text:style-name="P42"><text:span text:style-name="T21">Para comprobar la posicion de cada bit se usan máscaras.</text:span></text:p>
      <text:p text:style-name="P42"><text:span text:style-name="T21">Para poner a 1 el bit de una posición determinada se realiza la operación OR con una máscara que cumpla que todos sus bits sean 0 exepto la posición que se desea cambiar:</text:span></text:p>
      <text:p text:style-name="P42"><text:span text:style-name="T21"/></text:p>
      <text:p text:style-name="P42"><text:span text:style-name="T21">14 base 10</text:span><text:span text:style-name="T12"> </text:span><text:span text:style-name="T13">→ </text:span><text:span text:style-name="T14">1110 (queremos poner a 1 el ultimo bit)</text:span></text:p>
      <text:p text:style-name="P42"><text:span text:style-name="T14"><text:tab/><text:tab/>0001(mascara que inventamos para ponerlo)</text:span></text:p>
      <text:p text:style-name="P42"><text:span text:style-name="T14"><text:tab/><text:tab/>1111 </text:span><text:span text:style-name="T13">→ </text:span><text:span text:style-name="T14">F</text:span></text:p>
      <text:p text:style-name="P42"><text:span text:style-name="T14"/></text:p>
      <text:p text:style-name="P44"><text:span text:style-name="T14">Poner a 0 un bit de una posición determinada se realiza la operación AND con una máscara con todos sus bits a 1, excepto el de la posición.</text:span></text:p>
      <text:p text:style-name="P44"><text:span text:style-name="T14"/></text:p>
      <text:p text:style-name="P43"><text:span text:style-name="T21">1</text:span><text:span text:style-name="T24">0</text:span><text:span text:style-name="T21">base 10</text:span><text:span text:style-name="T12"> </text:span><text:span text:style-name="T13">→ </text:span><text:span text:style-name="T14">1</text:span><text:span text:style-name="T15">0</text:span><text:span text:style-name="T14">10 (queremos poner a 1 el </text:span><text:span text:style-name="T15">penú</text:span><text:span text:style-name="T14">ltimo bit)</text:span></text:p>
      <text:p text:style-name="P43"><text:span text:style-name="T14"><text:tab/><text:tab/></text:span><text:span text:style-name="T15">1101</text:span><text:span text:style-name="T14">(mascara que inventamos para ponerlo)</text:span></text:p>
      <text:p text:style-name="P43"><text:span text:style-name="T14"><text:tab/><text:tab/></text:span><text:span text:style-name="T15">1000</text:span><text:span text:style-name="T14"> </text:span><text:span text:style-name="T13">→ </text:span><text:span text:style-name="T15">8</text:span></text:p>
      <text:p text:style-name="P43"><text:span text:style-name="T15"/></text:p>
      <text:p text:style-name="P43"><text:span text:style-name="T15"/></text:p>
      <text:p text:style-name="P43"><text:span text:style-name="T15"/></text:p>
      <text:p text:style-name="P43"><text:span text:style-name="T15"/></text:p>
      <text:p text:style-name="P43"><text:span text:style-name="T15"/></text:p>
      <text:p text:style-name="P44"><text:soft-page-break/><text:span text:style-name="T14">Saber si cierto bit está a uno o no en una posición determinada se usa la operación AND con una máscara con todos sus bits a 0 excepto el de la posición </text:span></text:p>
      <text:p text:style-name="P43"><text:span text:style-name="T24">09 </text:span><text:span text:style-name="T21">base 10</text:span><text:span text:style-name="T12"> </text:span><text:span text:style-name="T13">→ </text:span><text:span text:style-name="T14">1</text:span><text:span text:style-name="T15">001</text:span><text:span text:style-name="T14"> (queremos </text:span><text:span text:style-name="T15">mirar si es 0 u</text:span><text:span text:style-name="T14">ltimo bit)</text:span></text:p>
      <text:p text:style-name="P43"><text:span text:style-name="T14"><text:tab/><text:tab/>0001(mascara que inventamos para ponerlo)</text:span></text:p>
      <text:p text:style-name="P43"><text:span text:style-name="T14"><text:tab/><text:tab/></text:span><text:span text:style-name="T15">0001</text:span><text:span text:style-name="T14"> </text:span><text:span text:style-name="T13">→ </text:span><text:span text:style-name="T15">(resultado != 0) fals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nsolas1" svg:font-family="Consolas" style:font-family-generic="roman"/>
    <style:font-face style:name="Times New Roman1" svg:font-family="'Times New Roman'" style:font-family-generic="roman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8M38S</meta:editing-duration>
    <meta:editing-cycles>13</meta:editing-cycles>
    <meta:generator>LibreOffice/5.4.1.2$Windows_x86 LibreOffice_project/ea7cb86e6eeb2bf3a5af73a8f7777ac570321527</meta:generator>
    <dc:date>2017-10-23T10:18:37.249000000</dc:date>
    <meta:document-statistic meta:table-count="2" meta:image-count="1" meta:object-count="0" meta:page-count="5" meta:paragraph-count="172" meta:word-count="1026" meta:character-count="5209" meta:non-whitespace-character-count="4292"/>
    <meta:user-defined meta:name="Info 1"/>
    <meta:user-defined meta:name="Info 2"/>
    <meta:user-defined meta:name="Info 3"/>
    <meta:user-defined meta:name="Info 4"/>
  </office:meta>
</office:document-meta>
</file>